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/text:p>
      <text:p text:style-name="Standard">Dear Professor Johnson,</text:p>
      <text:p text:style-name="Standard"/>
      <text:p text:style-name="Standard"><text:tab/>Hello, this is Timothy Cayer. Whilst submitting my final paper, I mistakenly gave you the wrong one. Would you allow me the opportunity to send the correct paper? Thank you.</text:p>
      <text:p text:style-name="Standard"/>
      <text:p text:style-name="Standard">Best regards,</text:p>
      <text:p text:style-name="Standard">Timothy Cayer</text:p>
      <text:p text:style-name="Standard"/>
      <text:p text:style-name="Standard"/>
      <text:p text:style-name="Standard"/>
      <text:p text:style-name="Standard"/>
      <text:p text:style-name="Standard">2.</text:p>
      <text:p text:style-name="Standard">Dear Sarah,</text:p>
      <text:p text:style-name="Standard"/>
      <text:p text:style-name="Standard"><text:tab/>This is Timothy Cayer. One year ago, I was told I would receive a raise after six months. I have yet to receive a raise, and am informing you of this error. I would appreciate having this resolved soon. Thank you.</text:p>
      <text:p text:style-name="Standard"/>
      <text:p text:style-name="Standard">Best regards,</text:p>
      <text:p text:style-name="Standard">Timothy Cayer</text:p>
      <text:p text:style-name="Standard"/>
      <text:p text:style-name="Standard"/>
      <text:p text:style-name="Standard"/>
      <text:p text:style-name="Standard"/>
      <text:p text:style-name="Standard">3.</text:p>
      <text:p text:style-name="Standard">Dear Management,</text:p>
      <text:p text:style-name="Standard"/>
      <text:p text:style-name="Standard"><text:tab/>I recently had lunch at an Olive Garden in Avon and received terrible service from your staff. The issues were as follows: we waited 40 minutes for our food, it was under-cooked, and the waitress was rude. I dined at table #7 on January 10<text:span text:style-name="T1">th</text:span>, at 12:45 PM. I urge you to do something about this. Thank you.</text:p>
      <text:p text:style-name="Standard"/>
      <text:p text:style-name="Standard">Formally,</text:p>
      <text:p text:style-name="Standard">Timothy Cayer</text:p>
      <text:p text:style-name="Standard"/>
      <text:p text:style-name="Standard"/>
      <text:p text:style-name="Standard"/>
      <text:p text:style-name="Standard"/>
      <text:p text:style-name="Standard">4.</text:p>
      <text:p text:style-name="Standard">Dear Ms. Smith,</text:p>
      <text:p text:style-name="Standard"/>
      <text:p text:style-name="Standard"><text:tab/>This is Gilbert's father, Timothy Cayer. Yesterday, my son came home from school with a bruise on his arm, and I would like to know how this happened. I want to make sure that whoever was responsible for this is held accountable for their actions. Please reply with any new information, thank you.</text:p>
      <text:p text:style-name="Standard"/>
      <text:p text:style-name="Standard">Best regards,</text:p>
      <text:p text:style-name="Standard">Timothy Cayer</text:p>
      <text:p text:style-name="Standard"><text:soft-page-break/>5.</text:p>
      <text:p text:style-name="Standard">Dear Sheraton Hotel management,</text:p>
      <text:p text:style-name="Standard"/>
      <text:p text:style-name="Standard"><text:tab/>Hello, this is Timothy Cayer. I submitted an application two weeks ago, on the 14<text:span text:style-name="T1">th</text:span> of January, and haven't heard anything. I am just checking on the status of my application. I hope to hear back.</text:p>
      <text:p text:style-name="Standard"/>
      <text:p text:style-name="Standard">Thanks,</text:p>
      <text:p text:style-name="Standard">Timothy Cay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26T12:04:17.67</meta:creation-date>
    <dc:date>2018-01-28T20:35:29.21</dc:date>
    <dc:creator>Timothy Cayer</dc:creator>
    <meta:editing-duration>PT2H8M52S</meta:editing-duration>
    <meta:editing-cycles>5</meta:editing-cycles>
    <meta:generator>OpenOffice/4.1.3$Win32 OpenOffice.org_project/413m1$Build-9783</meta:generator>
    <meta:printed-by>Timothy Cayer</meta:printed-by>
    <meta:print-date>2018-01-28T19:56:23.31</meta:print-date>
    <meta:document-statistic meta:table-count="0" meta:image-count="0" meta:object-count="0" meta:page-count="2" meta:paragraph-count="25" meta:word-count="255" meta:character-count="1415"/>
  </office:meta>
</office:document-meta>
</file>